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1" svg:font-family="'Andale Sans UI', 'Arial Unicode MS'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MS Mincho1" svg:font-family="'MS Mincho', 'ＭＳ 明朝'" style:font-family-generic="roman"/>
    <style:font-face style:name="Arial" svg:font-family="Arial" style:font-family-generic="swiss"/>
    <style:font-face style:name="Andale Sans UI" svg:font-family="'Andale Sans UI', 'Arial Unicode MS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Tabela2" style:family="table">
      <style:table-properties style:width="10.657cm" table:align="center" style:writing-mode="lr-tb"/>
    </style:style>
    <style:style style:name="Tabela2.A" style:family="table-column">
      <style:table-column-properties style:column-width="2.577cm"/>
    </style:style>
    <style:style style:name="Tabela2.B" style:family="table-column">
      <style:table-column-properties style:column-width="8.08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-left="none" fo:border-right="none" fo:border-top="1.5pt solid #008000" fo:border-bottom="0.75pt solid #008000" style:writing-mode="lr-tb"/>
    </style:style>
    <style:style style:name="Tabela2.A2" style:family="table-cell">
      <style:table-cell-properties style:vertical-align="top" fo:padding-left="0.123cm" fo:padding-right="0.123cm" fo:padding-top="0cm" fo:padding-bottom="0cm" fo:border-left="none" fo:border-right="none" fo:border-top="0.75pt solid #008000" fo:border-bottom="none" style:writing-mode="lr-tb"/>
    </style:style>
    <style:style style:name="Tabela2.A3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2.A8" style:family="table-cell">
      <style:table-cell-properties style:vertical-align="top" fo:padding-left="0.123cm" fo:padding-right="0.123cm" fo:padding-top="0cm" fo:padding-bottom="0cm" fo:border-left="none" fo:border-right="none" fo:border-top="none" fo:border-bottom="1.5pt solid #008000" style:writing-mode="lr-tb"/>
    </style:style>
    <style:style style:name="Tabela1" style:family="table">
      <style:table-properties style:width="0.076cm" fo:margin-left="37.931cm" table:align="left" style:writing-mode="lr-tb"/>
    </style:style>
    <style:style style:name="Tabela1.A" style:family="table-column">
      <style:table-column-properties style:column-width="0.0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none" fo:border-right="1pt solid #008000" fo:border-top="none" fo:border-bottom="none" style:writing-mode="lr-tb"/>
    </style:style>
    <style:style style:name="P1" style:family="paragraph" style:parent-style-name="Header">
      <style:paragraph-properties fo:text-align="center" style:justify-single-word="false"/>
      <style:text-properties style:use-window-font-color="true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P2" style:family="paragraph" style:parent-style-name="Texto_20_sem_20_formatação">
      <style:text-properties style:use-window-font-color="true" style:font-name="Arial1" fo:font-size="12pt" fo:language="en" fo:country="US" style:font-name-asian="MS Mincho" style:font-size-asian="12pt" style:font-name-complex="Arial1" style:font-size-complex="12pt" style:language-complex="ar" style:country-complex="SA"/>
    </style:style>
    <style:style style:name="P3" style:family="paragraph" style:parent-style-name="Texto_20_sem_20_formatação">
      <style:text-properties style:use-window-font-color="true" style:font-name="Arial1" fo:font-size="12pt" fo:language="pt" fo:country="BR" style:font-name-asian="MS Mincho" style:font-size-asian="12pt" style:font-name-complex="Arial1" style:font-size-complex="12pt" style:language-complex="ar" style:country-complex="SA"/>
    </style:style>
    <style:style style:name="P4" style:family="paragraph" style:parent-style-name="Texto_20_sem_20_formatação">
      <style:paragraph-properties style:snap-to-layout-grid="false"/>
    </style:style>
    <style:style style:name="P5" style:family="paragraph" style:parent-style-name="Standard">
      <style:text-properties style:use-window-font-color="true" style:font-name="Arial1" fo:font-size="12pt" fo:language="en" fo:country="US" style:font-name-asian="MS Mincho" style:font-size-asian="12pt" style:font-name-complex="Arial1" style:font-size-complex="12pt" style:language-complex="ar" style:country-complex="SA"/>
    </style:style>
    <style:style style:name="P6" style:family="paragraph" style:parent-style-name="Standard">
      <style:paragraph-properties fo:break-before="page"/>
    </style:style>
    <style:style style:name="P7" style:family="paragraph" style:parent-style-name="Texto_20_simples">
      <style:paragraph-properties fo:text-align="center" style:justify-single-word="false" style:snap-to-layout-grid="false"/>
      <style:text-properties fo:font-weight="bold" style:font-name-asian="MS Mincho1" style:font-weight-asian="bold" style:font-weight-complex="bold"/>
    </style:style>
    <style:style style:name="P8" style:family="paragraph" style:parent-style-name="Texto_20_simples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9" style:family="paragraph" style:parent-style-name="Texto_20_simples">
      <style:paragraph-properties style:snap-to-layout-grid="false"/>
      <style:text-properties style:font-name-asian="MS Mincho1"/>
    </style:style>
    <style:style style:name="P10" style:family="paragraph" style:parent-style-name="Texto_20_simples">
      <style:paragraph-properties style:snap-to-layout-grid="false"/>
    </style:style>
    <style:style style:name="P11" style:family="paragraph" style:parent-style-name="Heading" style:master-page-name="Standard">
      <style:paragraph-properties style:page-number="13"/>
      <style:text-properties fo:color="#ff0000" fo:font-size="14pt" fo:language="pt" fo:country="BR" fo:font-weight="bold" style:font-name-asian="Times New Roman" style:font-size-asian="14pt" style:font-weight-asian="bold" style:font-name-complex="Times New Roman" style:font-size-complex="10pt" style:language-complex="ar" style:country-complex="SA"/>
    </style:style>
    <style:style style:name="P12" style:family="paragraph" style:parent-style-name="Texto_20_sem_20_formatação">
      <style:paragraph-properties fo:text-align="center" style:justify-single-word="false" style:snap-to-layout-grid="false"/>
      <style:text-properties style:use-window-font-color="true" style:font-name="Arial1" fo:font-size="12pt" fo:language="pt" fo:country="BR" style:font-size-asian="12pt" style:font-name-complex="Arial1" style:font-size-complex="12pt" style:language-complex="ar" style:country-complex="SA"/>
    </style:style>
    <style:style style:name="T1" style:family="text">
      <style:text-properties fo:color="#ff00ff" style:font-name="Times New Roman" fo:font-size="12pt" fo:font-weight="bold" style:font-size-asian="12pt" style:font-weight-asian="bold" style:font-name-complex="Times New Roman" style:font-size-complex="12pt"/>
    </style:style>
    <style:style style:name="T2" style:family="text">
      <style:text-properties fo:color="#ff00ff" style:font-name="Times New Roman" fo:font-size="12pt" fo:font-weight="bold" style:font-name-asian="Times New Roman" style:font-size-asian="12pt" style:font-weight-asian="bold" style:font-name-complex="Times New Roman" style:font-size-complex="12pt"/>
    </style:style>
    <style:style style:name="T3" style:family="text">
      <style:text-properties fo:color="#ff00ff" style:font-name="Times New Roman" fo:font-size="12pt" fo:font-weight="bold" style:font-name-asian="MS Mincho" style:font-size-asian="12pt" style:font-weight-asian="bold" style:font-name-complex="Times New Roman" style:font-size-complex="12pt"/>
    </style:style>
    <style:style style:name="T4" style:family="text">
      <style:text-properties fo:color="#ff00ff" style:font-name="Times New Roman" fo:font-size="12pt" fo:language="en" fo:country="US" fo:font-weight="bold" style:font-size-asian="12pt" style:font-weight-asian="bold" style:font-name-complex="Times New Roman" style:font-size-complex="12pt"/>
    </style:style>
    <style:style style:name="T5" style:family="text">
      <style:text-properties fo:color="#ff00ff" style:font-name="Times New Roman" fo:font-size="12pt" fo:language="en" fo:country="US" fo:font-weight="bold" style:font-size-asian="12pt" style:font-weight-asian="bold" style:font-name-complex="Times New Roman" style:font-size-complex="12pt" style:language-complex="ar" style:country-complex="SA"/>
    </style:style>
    <style:style style:name="T6" style:family="text">
      <style:text-properties fo:color="#ff00ff" style:font-name="Times New Roman" fo:font-size="12pt" fo:language="en" fo:country="US" fo:font-weight="bold" style:font-name-asian="Times New Roman" style:font-size-asian="12pt" style:font-weight-asian="bold" style:font-name-complex="Times New Roman" style:font-size-complex="12pt"/>
    </style:style>
    <style:style style:name="T7" style:family="text">
      <style:text-properties fo:color="#ff00ff" style:font-name="Times New Roman" fo:font-size="12pt" fo:language="en" fo:country="US" fo:font-weight="bold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T8" style:family="text">
      <style:text-properties fo:color="#ff00ff" style:font-name="Times New Roman" fo:font-size="12pt" fo:language="pt" fo:country="BR" fo:font-weight="bold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T9" style:family="text">
      <style:text-properties fo:color="#ff00ff" style:font-name="Times New Roman" fo:font-size="12pt" fo:language="pt" fo:country="BR" fo:font-weight="bold" style:font-size-asian="12pt" style:font-weight-asian="bold" style:font-name-complex="Times New Roman" style:font-size-complex="12pt" style:language-complex="ar" style:country-complex="SA"/>
    </style:style>
    <style:style style:name="T10" style:family="text">
      <style:text-properties fo:color="#0000ff" style:font-name="Times New Roman" fo:font-size="12pt" fo:font-weight="bold" style:font-name-asian="Times New Roman" style:font-size-asian="12pt" style:font-weight-asian="bold" style:font-name-complex="Times New Roman" style:font-size-complex="12pt"/>
    </style:style>
    <style:style style:name="T11" style:family="text">
      <style:text-properties fo:color="#0000ff" style:font-name="Times New Roman" fo:font-size="12pt" fo:font-weight="bold" style:font-size-asian="12pt" style:font-weight-asian="bold" style:font-name-complex="Times New Roman" style:font-size-complex="12pt"/>
    </style:style>
    <style:style style:name="T12" style:family="text">
      <style:text-properties fo:color="#0000ff" style:font-name="Times New Roman" fo:font-size="12pt" fo:language="en" fo:country="US" fo:font-weight="bold" style:font-name-asian="Times New Roman" style:font-size-asian="12pt" style:font-weight-asian="bold" style:font-name-complex="Times New Roman" style:font-size-complex="12pt"/>
    </style:style>
    <style:style style:name="T13" style:family="text">
      <style:text-properties fo:color="#0000ff" style:font-name="Times New Roman" fo:font-size="12pt" fo:language="en" fo:country="US" fo:font-weight="bold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T14" style:family="text">
      <style:text-properties fo:color="#0000ff" style:font-name="Times New Roman" fo:font-size="12pt" fo:language="en" fo:country="US" fo:font-weight="bold" style:font-size-asian="12pt" style:font-weight-asian="bold" style:font-name-complex="Times New Roman" style:font-size-complex="12pt"/>
    </style:style>
    <style:style style:name="T15" style:family="text">
      <style:text-properties fo:color="#0000ff" style:font-name="Times New Roman" fo:font-size="12pt" fo:language="en" fo:country="US" fo:font-weight="bold" style:font-size-asian="12pt" style:font-weight-asian="bold" style:font-name-complex="Times New Roman" style:font-size-complex="12pt" style:language-complex="ar" style:country-complex="SA"/>
    </style:style>
    <style:style style:name="T16" style:family="text">
      <style:text-properties fo:color="#0000ff" style:font-name="Times New Roman" fo:font-size="12pt" fo:language="pt" fo:country="BR" fo:font-weight="bold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T17" style:family="text">
      <style:text-properties fo:color="#0000ff" style:font-name="Times New Roman" fo:font-size="12pt" fo:language="pt" fo:country="BR" fo:font-weight="bold" style:font-size-asian="12pt" style:font-weight-asian="bold" style:font-name-complex="Times New Roman" style:font-size-complex="12pt" style:language-complex="ar" style:country-complex="SA"/>
    </style:style>
    <style:style style:name="T18" style:family="text">
      <style:text-properties style:use-window-font-color="true" style:font-name="Arial1" fo:font-size="12pt" fo:language="en" fo:country="US" style:font-name-asian="MS Mincho" style:font-size-asian="12pt" style:font-name-complex="Arial1" style:font-size-complex="12pt" style:language-complex="ar" style:country-complex="SA"/>
    </style:style>
    <style:style style:name="T19" style:family="text">
      <style:text-properties style:use-window-font-color="true" style:font-name="Arial1" fo:font-size="12pt" fo:language="en" fo:country="US" style:font-name-asian="Arial1" style:font-size-asian="12pt" style:font-name-complex="Arial1" style:font-size-complex="12pt" style:language-complex="ar" style:country-complex="SA"/>
    </style:style>
    <style:style style:name="T20" style:family="text">
      <style:text-properties style:use-window-font-color="true" style:font-name="Arial1" fo:font-size="12pt" fo:language="en" fo:country="US" style:font-size-asian="12pt" style:font-name-complex="Arial1" style:font-size-complex="12pt" style:language-complex="ar" style:country-complex="SA"/>
    </style:style>
    <style:style style:name="T21" style:family="text">
      <style:text-properties style:use-window-font-color="true" style:font-name="Arial1" fo:font-size="12pt" fo:language="en" fo:country="US" fo:background-color="#ffff00" style:font-name-asian="MS Mincho" style:font-size-asian="12pt" style:font-name-complex="Arial1" style:font-size-complex="12pt" style:language-complex="ar" style:country-complex="SA"/>
    </style:style>
    <style:style style:name="T22" style:family="text">
      <style:text-properties style:use-window-font-color="true" style:font-name="Arial1" fo:font-size="12pt" fo:language="pt" fo:country="BR" style:font-name-asian="Arial1" style:font-size-asian="12pt" style:font-name-complex="Arial1" style:font-size-complex="12pt" style:language-complex="ar" style:country-complex="SA"/>
    </style:style>
    <style:style style:name="T23" style:family="text">
      <style:text-properties style:use-window-font-color="true" style:font-name="Arial1" fo:font-size="12pt" fo:language="pt" fo:country="BR" style:font-name-asian="MS Mincho" style:font-size-asian="12pt" style:font-name-complex="Arial1" style:font-size-complex="12pt" style:language-complex="ar" style:country-complex="SA"/>
    </style:style>
    <style:style style:name="T24" style:family="text">
      <style:text-properties style:use-window-font-color="true" style:font-name="Arial1" fo:font-size="12pt" fo:language="pt" fo:country="BR" style:font-size-asian="12pt" style:font-name-complex="Arial1" style:font-size-complex="12pt" style:language-complex="ar" style:country-complex="SA"/>
    </style:style>
    <style:style style:name="T25" style:family="text">
      <style:text-properties style:use-window-font-color="true" style:font-name="Arial1" fo:font-size="12pt" fo:language="pt" fo:country="BR" fo:background-color="#ffff00" style:font-name-asian="MS Mincho" style:font-size-asian="12pt" style:font-name-complex="Arial1" style:font-size-complex="12pt" style:language-complex="ar" style:country-complex="SA"/>
    </style:style>
    <style:style style:name="T26" style:family="text">
      <style:text-properties style:font-name="Arial1" fo:font-size="12pt" fo:language="en" fo:country="US" style:font-name-asian="Arial1" style:font-size-asian="12pt" style:font-name-complex="Arial1" style:font-size-complex="12pt"/>
    </style:style>
    <style:style style:name="T27" style:family="text">
      <style:text-properties style:font-name="Arial1" fo:font-size="12pt" fo:language="en" fo:country="US" style:font-name-asian="MS Mincho" style:font-size-asian="12pt" style:font-name-complex="Arial1" style:font-size-complex="12pt"/>
    </style:style>
    <style:style style:name="T28" style:family="text">
      <style:text-properties style:font-name="Arial1" fo:font-size="12pt" fo:language="en" fo:country="US" style:font-size-asian="12pt" style:font-name-complex="Arial1" style:font-size-complex="12pt"/>
    </style:style>
    <style:style style:name="T29" style:family="text">
      <style:text-properties style:font-name="Arial1" fo:font-size="12pt" style:font-name-asian="MS Mincho" style:font-size-asian="12pt" style:font-name-complex="Arial1" style:font-size-complex="12pt"/>
    </style:style>
    <style:style style:name="T30" style:family="text">
      <style:text-properties style:font-name="Arial1" fo:font-size="12pt" style:font-name-asian="Arial1" style:font-size-asian="12pt" style:font-name-complex="Arial1" style:font-size-complex="12pt"/>
    </style:style>
    <style:style style:name="T31" style:family="text">
      <style:text-properties style:font-name="Arial1" fo:font-size="12pt" style:font-size-asian="12pt" style:font-name-complex="Arial1" style:font-size-complex="12pt"/>
    </style:style>
    <style:style style:name="T32" style:family="text">
      <style:text-properties style:font-name-asian="MS Mincho1"/>
    </style:style>
    <style:style style:name="T33" style:family="text">
      <style:text-properties style:font-name-asian="Courier New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STRINGS</text:p>
      <text:p text:style-name="Standard"><text:span text:style-name="T1">//</text:span><text:span text:style-name="T2"> </text:span><text:span text:style-name="T1">Como</text:span><text:span text:style-name="T2"> </text:span><text:span text:style-name="T1">C</text:span><text:span text:style-name="T2"> </text:span><text:span text:style-name="T1">armazena</text:span><text:span text:style-name="T2"> </text:span><text:span text:style-name="T1">uma</text:span><text:span text:style-name="T2"> </text:span><text:span text:style-name="T1">string</text:span><text:span text:style-name="T10"> </text:span><text:span text:style-name="T11">(string.c)</text:span></text:p>
      <text:p text:style-name="Texto_20_sem_20_formatação"><text:span text:style-name="T18">#include</text:span><text:span text:style-name="T19"> </text:span><text:span text:style-name="T20">&lt;stdio.h&gt;</text:span></text:p>
      <text:p text:style-name="P2"/>
      <text:p text:style-name="Texto_20_sem_20_formatação"><text:span text:style-name="T18">void</text:span><text:span text:style-name="T19"> </text:span><text:span text:style-name="T20">main(void)</text:span></text:p>
      <text:p text:style-name="P2">{</text:p>
      <text:p text:style-name="Texto_20_sem_20_formatação"><text:span text:style-name="T19"><text:s text:c="3"/></text:span><text:span text:style-name="T18">char</text:span><text:span text:style-name="T19"> </text:span><text:span text:style-name="T20">string[256];</text:span></text:p>
      <text:p text:style-name="Texto_20_sem_20_formatação"><text:span text:style-name="T19"><text:s text:c="3"/></text:span><text:span text:style-name="T18">int</text:span><text:span text:style-name="T19"> </text:span><text:span text:style-name="T20">i;</text:span></text:p>
      <text:p text:style-name="P2"/>
      <text:p text:style-name="Texto_20_sem_20_formatação"><text:span text:style-name="T19"><text:s text:c="3"/></text:span><text:span text:style-name="T18">for</text:span><text:span text:style-name="T19"> </text:span><text:span text:style-name="T20">(i</text:span><text:span text:style-name="T19"> </text:span><text:span text:style-name="T20">=</text:span><text:span text:style-name="T19"> </text:span><text:span text:style-name="T20">0;</text:span><text:span text:style-name="T19"> </text:span><text:span text:style-name="T20">i</text:span><text:span text:style-name="T19"> </text:span><text:span text:style-name="T20">&lt;</text:span><text:span text:style-name="T19"> </text:span><text:span text:style-name="T20">26;</text:span><text:span text:style-name="T19"> </text:span><text:span text:style-name="T20">i++)</text:span></text:p>
      <text:p text:style-name="Texto_20_sem_20_formatação"><text:span text:style-name="T26"><text:s text:c="6"/></text:span><text:span text:style-name="T27">string[i]</text:span><text:span text:style-name="T26"> </text:span><text:span text:style-name="T28">=</text:span><text:span text:style-name="T26"> </text:span><text:span text:style-name="T28">'A'</text:span><text:span text:style-name="T26"> </text:span><text:span text:style-name="T28">+</text:span><text:span text:style-name="T26"> </text:span><text:span text:style-name="T28">i;</text:span></text:p>
      <text:p text:style-name="Texto_20_sem_20_formatação"><text:span text:style-name="T19"><text:s text:c="3"/></text:span><text:span text:style-name="T18">string[i]</text:span><text:span text:style-name="T19"> </text:span><text:span text:style-name="T20">=</text:span><text:span text:style-name="T19"> </text:span><text:span text:style-name="T21">NULL</text:span><text:span text:style-name="T18">;</text:span></text:p>
      <text:p text:style-name="Texto_20_sem_20_formatação"><text:span text:style-name="T26"><text:s text:c="3"/></text:span><text:span text:style-name="T29">printf</text:span><text:span text:style-name="T30"> </text:span><text:span text:style-name="T31">("A</text:span><text:span text:style-name="T30"> </text:span><text:span text:style-name="T31">string</text:span><text:span text:style-name="T30"> </text:span><text:span text:style-name="T31">contém</text:span><text:span text:style-name="T30"> </text:span><text:span text:style-name="T31">%s\n",</text:span><text:span text:style-name="T30"> </text:span><text:span text:style-name="T31">string);</text:span></text:p>
      <text:p text:style-name="P3">}</text:p>
      <text:p text:style-name="Standard"><text:span text:style-name="T1">//</text:span><text:span text:style-name="T2"> </text:span><text:span text:style-name="T3">Onde</text:span><text:span text:style-name="T2"> </text:span><text:span text:style-name="T1">é</text:span><text:span text:style-name="T2"> </text:span><text:span text:style-name="T1">finalizada</text:span><text:span text:style-name="T2"> </text:span><text:span text:style-name="T1">uma</text:span><text:span text:style-name="T2"> </text:span><text:span text:style-name="T1">string</text:span><text:span text:style-name="T10"> </text:span><text:span text:style-name="T11">(finalizada.c)</text:span></text:p>
      <text:p text:style-name="Texto_20_sem_20_formatação"><text:span text:style-name="T18">#include</text:span><text:span text:style-name="T19"> </text:span><text:span text:style-name="T20">&lt;stdio.h&gt;</text:span></text:p>
      <text:p text:style-name="P2"/>
      <text:p text:style-name="Texto_20_sem_20_formatação"><text:span text:style-name="T18">void</text:span><text:span text:style-name="T19"> </text:span><text:span text:style-name="T20">main(void)</text:span></text:p>
      <text:p text:style-name="P2">{</text:p>
      <text:p text:style-name="Texto_20_sem_20_formatação"><text:span text:style-name="T19"><text:s text:c="3"/></text:span><text:span text:style-name="T18">char</text:span><text:span text:style-name="T19"> </text:span><text:span text:style-name="T20">string[256];</text:span></text:p>
      <text:p text:style-name="Texto_20_sem_20_formatação"><text:span text:style-name="T19"><text:s text:c="3"/></text:span><text:span text:style-name="T18">int</text:span><text:span text:style-name="T19"> </text:span><text:span text:style-name="T20">i;</text:span></text:p>
      <text:p text:style-name="P2"/>
      <text:p text:style-name="Texto_20_sem_20_formatação"><text:span text:style-name="T19"><text:s text:c="3"/></text:span><text:span text:style-name="T18">for</text:span><text:span text:style-name="T19"> </text:span><text:span text:style-name="T20">(i</text:span><text:span text:style-name="T19"> </text:span><text:span text:style-name="T20">=</text:span><text:span text:style-name="T19"> </text:span><text:span text:style-name="T20">0;</text:span><text:span text:style-name="T19"> </text:span><text:span text:style-name="T20">i</text:span><text:span text:style-name="T19"> </text:span><text:span text:style-name="T20">&lt;</text:span><text:span text:style-name="T19"> </text:span><text:span text:style-name="T20">26;</text:span><text:span text:style-name="T19"> </text:span><text:span text:style-name="T20">i++)</text:span></text:p>
      <text:p text:style-name="Texto_20_sem_20_formatação"><text:span text:style-name="T26"><text:s text:c="6"/></text:span><text:span text:style-name="T27">string[i]</text:span><text:span text:style-name="T26"> </text:span><text:span text:style-name="T28">=</text:span><text:span text:style-name="T26"> </text:span><text:span text:style-name="T28">'A'</text:span><text:span text:style-name="T26"> </text:span><text:span text:style-name="T28">+</text:span><text:span text:style-name="T26"> </text:span><text:span text:style-name="T28">i;</text:span></text:p>
      <text:p text:style-name="Texto_20_sem_20_formatação"><text:span text:style-name="T19"><text:s text:c="3"/></text:span><text:span text:style-name="T18">string[10]</text:span><text:span text:style-name="T19"> </text:span><text:span text:style-name="T20">=</text:span><text:span text:style-name="T19"> </text:span><text:span text:style-name="T20">NULL;</text:span><text:span text:style-name="T19"> <text:s text:c="27"/></text:span><text:span text:style-name="T20">//</text:span><text:span text:style-name="T19"> </text:span><text:span text:style-name="T20">finalizando</text:span><text:span text:style-name="T19"> </text:span><text:span text:style-name="T20">a</text:span><text:span text:style-name="T19"> </text:span><text:span text:style-name="T20">string</text:span></text:p>
      <text:p text:style-name="Texto_20_sem_20_formatação"><text:span text:style-name="T26"><text:s text:c="3"/></text:span><text:span text:style-name="T27">printf</text:span><text:span text:style-name="T26"> </text:span><text:span text:style-name="T28">("A</text:span><text:span text:style-name="T26"> </text:span><text:span text:style-name="T28">string</text:span><text:span text:style-name="T26"> </text:span><text:span text:style-name="T28">contém</text:span><text:span text:style-name="T26"> </text:span><text:span text:style-name="T28">%s\n",</text:span><text:span text:style-name="T26"> </text:span><text:span text:style-name="T28">string);</text:span></text:p>
      <text:p text:style-name="P2">}</text:p>
      <text:p text:style-name="Standard"><text:span text:style-name="T1">//</text:span><text:span text:style-name="T2"> </text:span><text:span text:style-name="T4">Usando</text:span><text:span text:style-name="T6"> </text:span><text:span text:style-name="T4">strlen()</text:span><text:span text:style-name="T12"> </text:span><text:span text:style-name="T14">(tamanho.c)</text:span></text:p>
      <text:p text:style-name="Texto_20_sem_20_formatação"><text:span text:style-name="T18">#include</text:span><text:span text:style-name="T19"> </text:span><text:span text:style-name="T20">&lt;stdio.h&gt;</text:span></text:p>
      <text:p text:style-name="Texto_20_sem_20_formatação"><text:span text:style-name="T18">#include</text:span><text:span text:style-name="T19"> </text:span><text:span text:style-name="T20">&lt;string.h&gt;</text:span></text:p>
      <text:p text:style-name="P2"/>
      <text:p text:style-name="Texto_20_sem_20_formatação"><text:span text:style-name="T18">void</text:span><text:span text:style-name="T19"> </text:span><text:span text:style-name="T20">main(void)</text:span></text:p>
      <text:p text:style-name="P3">{</text:p>
      <text:p text:style-name="Texto_20_sem_20_formatação"><text:span text:style-name="T22"><text:s text:c="3"/></text:span><text:span text:style-name="T23">char</text:span><text:span text:style-name="T22"> </text:span><text:span text:style-name="T24">titulo_livro[]</text:span><text:span text:style-name="T22"> </text:span><text:span text:style-name="T24">=</text:span><text:span text:style-name="T22"> </text:span><text:span text:style-name="T24">"Programação</text:span><text:span text:style-name="T22"> </text:span><text:span text:style-name="T24">C/C++";</text:span></text:p>
      <text:p text:style-name="Texto_20_sem_20_formatação"><text:span text:style-name="T22"><text:s text:c="3"/></text:span><text:span text:style-name="T23">printf("%s</text:span><text:span text:style-name="T22"> </text:span><text:span text:style-name="T24">contém</text:span><text:span text:style-name="T22"> </text:span><text:span text:style-name="T24">%d</text:span><text:span text:style-name="T22"> </text:span><text:span text:style-name="T24">caracteres\n",titulo_livro,</text:span><text:span text:style-name="T25">strlen</text:span><text:span text:style-name="T23">(titulo_livro));</text:span></text:p>
      <text:p text:style-name="P3">}</text:p>
      <text:p text:style-name="Standard"><text:span text:style-name="T8">//</text:span><text:span text:style-name="T8"> </text:span><text:span text:style-name="T9">Copiando</text:span><text:span text:style-name="T8"> </text:span><text:span text:style-name="T9">uma</text:span><text:span text:style-name="T8"> </text:span><text:span text:style-name="T9">string</text:span><text:span text:style-name="T8"> </text:span><text:span text:style-name="T9">para</text:span><text:span text:style-name="T8"> </text:span><text:span text:style-name="T9">outra</text:span><text:span text:style-name="T16"> </text:span><text:span text:style-name="T17">(copia.c)</text:span></text:p>
      <text:p text:style-name="Texto_20_sem_20_formatação"><text:span text:style-name="T18">#include</text:span><text:span text:style-name="T19"> </text:span><text:span text:style-name="T20">&lt;stdio.h&gt;</text:span></text:p>
      <text:p text:style-name="Texto_20_sem_20_formatação"><text:span text:style-name="T18">#include</text:span><text:span text:style-name="T19"> </text:span><text:span text:style-name="T20">&lt;string.h&gt;</text:span></text:p>
      <text:p text:style-name="P2"/>
      <text:p text:style-name="Texto_20_sem_20_formatação"><text:span text:style-name="T18">void</text:span><text:span text:style-name="T19"> </text:span><text:span text:style-name="T20">main(void)</text:span></text:p>
      <text:p text:style-name="P3">{</text:p>
      <text:p text:style-name="Texto_20_sem_20_formatação"><text:span text:style-name="T22"><text:s text:c="3"/></text:span><text:span text:style-name="T23">char</text:span><text:span text:style-name="T22"> </text:span><text:span text:style-name="T24">livro[128]</text:span><text:span text:style-name="T22"> </text:span><text:span text:style-name="T24">=</text:span><text:span text:style-name="T22"> </text:span><text:span text:style-name="T24">"Este</text:span><text:span text:style-name="T22"> </text:span><text:span text:style-name="T24">texto</text:span><text:span text:style-name="T22"> </text:span><text:span text:style-name="T24">será</text:span><text:span text:style-name="T22"> </text:span><text:span text:style-name="T24">perdido</text:span><text:span text:style-name="T22"> </text:span><text:span text:style-name="T24">com</text:span><text:span text:style-name="T22"> </text:span><text:span text:style-name="T24">a</text:span><text:span text:style-name="T22"> </text:span><text:span text:style-name="T24">cópia";</text:span></text:p>
      <text:p text:style-name="Texto_20_sem_20_formatação"><text:span text:style-name="T22"><text:s text:c="3"/></text:span><text:span text:style-name="T25">strcpy</text:span><text:span text:style-name="T23">(livro,</text:span><text:span text:style-name="T22"> </text:span><text:span text:style-name="T24">"Programação</text:span><text:span text:style-name="T22"> </text:span><text:span text:style-name="T24">C/C++");</text:span></text:p>
      <text:p text:style-name="Texto_20_sem_20_formatação"><text:span text:style-name="T22"><text:s text:c="3"/></text:span><text:span text:style-name="T23">printf("Nome</text:span><text:span text:style-name="T22"> </text:span><text:span text:style-name="T24">do</text:span><text:span text:style-name="T22"> </text:span><text:span text:style-name="T24">livro:</text:span><text:span text:style-name="T22"> </text:span><text:span text:style-name="T24">%s\n",</text:span><text:span text:style-name="T22"> </text:span><text:span text:style-name="T24">livro);</text:span></text:p>
      <text:p text:style-name="P3">}</text:p>
      <text:p text:style-name="Standard"><text:soft-page-break/><text:span text:style-name="T8">//</text:span><text:span text:style-name="T8"> </text:span><text:span text:style-name="T9">Anexando</text:span><text:span text:style-name="T8"> </text:span><text:span text:style-name="T9">o</text:span><text:span text:style-name="T8"> </text:span><text:span text:style-name="T9">conteúdo</text:span><text:span text:style-name="T8"> </text:span><text:span text:style-name="T9">de</text:span><text:span text:style-name="T8"> </text:span><text:span text:style-name="T9">uma</text:span><text:span text:style-name="T8"> </text:span><text:span text:style-name="T9">string</text:span><text:span text:style-name="T8"> </text:span><text:span text:style-name="T9">em</text:span><text:span text:style-name="T8"> </text:span><text:span text:style-name="T9">outra</text:span><text:span text:style-name="T16"> </text:span><text:span text:style-name="T17">(anexa1.c)</text:span></text:p>
      <text:p text:style-name="Texto_20_sem_20_formatação"><text:span text:style-name="T18">#include</text:span><text:span text:style-name="T19"> </text:span><text:span text:style-name="T20">&lt;stdio.h&gt;</text:span></text:p>
      <text:p text:style-name="Texto_20_sem_20_formatação"><text:span text:style-name="T18">#include</text:span><text:span text:style-name="T19"> </text:span><text:span text:style-name="T20">&lt;string.h&gt;</text:span></text:p>
      <text:p text:style-name="P2"/>
      <text:p text:style-name="Texto_20_sem_20_formatação"><text:span text:style-name="T18">void</text:span><text:span text:style-name="T19"> </text:span><text:span text:style-name="T20">main(void)</text:span></text:p>
      <text:p text:style-name="P3">{</text:p>
      <text:p text:style-name="Texto_20_sem_20_formatação"><text:span text:style-name="T22"><text:s text:c="3"/></text:span><text:span text:style-name="T23">char</text:span><text:span text:style-name="T22"> </text:span><text:span text:style-name="T24">nome[64]</text:span><text:span text:style-name="T22"> </text:span><text:span text:style-name="T24">=</text:span><text:span text:style-name="T22"> </text:span><text:span text:style-name="T24">"Dálmata</text:span><text:span text:style-name="T22"> </text:span><text:span text:style-name="T24">Macho";</text:span></text:p>
      <text:p text:style-name="Texto_20_sem_20_formatação"><text:span text:style-name="T22"><text:s text:c="3"/></text:span><text:span text:style-name="T21">strcat</text:span><text:span text:style-name="T18">(nome,</text:span><text:span text:style-name="T19"> </text:span><text:span text:style-name="T20">"</text:span><text:span text:style-name="T19"> </text:span><text:span text:style-name="T20">Happy");</text:span></text:p>
      <text:p text:style-name="Texto_20_sem_20_formatação"><text:span text:style-name="T19"><text:s text:c="3"/></text:span><text:span text:style-name="T23">printf("O</text:span><text:span text:style-name="T22"> </text:span><text:span text:style-name="T24">nome</text:span><text:span text:style-name="T22"> </text:span><text:span text:style-name="T24">completo</text:span><text:span text:style-name="T22"> </text:span><text:span text:style-name="T24">do</text:span><text:span text:style-name="T22"> </text:span><text:span text:style-name="T24">Happy</text:span><text:span text:style-name="T22"> </text:span><text:span text:style-name="T24">é</text:span><text:span text:style-name="T22"> </text:span><text:span text:style-name="T24">%s\n",</text:span><text:span text:style-name="T22"> </text:span><text:span text:style-name="T24">nome);</text:span></text:p>
      <text:p text:style-name="P3">}</text:p>
      <text:p text:style-name="Standard"><text:span text:style-name="T8">//</text:span><text:span text:style-name="T8"> </text:span><text:span text:style-name="T9">Anexando</text:span><text:span text:style-name="T8"> </text:span><text:span text:style-name="T9">n</text:span><text:span text:style-name="T8"> </text:span><text:span text:style-name="T9">caracteres</text:span><text:span text:style-name="T8"> </text:span><text:span text:style-name="T9">em</text:span><text:span text:style-name="T8"> </text:span><text:span text:style-name="T9">uma</text:span><text:span text:style-name="T8"> </text:span><text:span text:style-name="T9">string</text:span><text:span text:style-name="T16"> </text:span><text:span text:style-name="T17">(anexa2.c)</text:span></text:p>
      <text:p text:style-name="Texto_20_sem_20_formatação"><text:span text:style-name="T18">#include</text:span><text:span text:style-name="T19"> </text:span><text:span text:style-name="T20">&lt;stdio.h&gt;</text:span></text:p>
      <text:p text:style-name="Texto_20_sem_20_formatação"><text:span text:style-name="T18">#include</text:span><text:span text:style-name="T19"> </text:span><text:span text:style-name="T20">&lt;string.h&gt;</text:span></text:p>
      <text:p text:style-name="P2"/>
      <text:p text:style-name="Texto_20_sem_20_formatação"><text:span text:style-name="T18">void</text:span><text:span text:style-name="T19"> </text:span><text:span text:style-name="T20">main(void)</text:span></text:p>
      <text:p text:style-name="P3">{</text:p>
      <text:p text:style-name="Texto_20_sem_20_formatação"><text:span text:style-name="T22"><text:s text:c="3"/></text:span><text:span text:style-name="T23">char</text:span><text:span text:style-name="T22"> </text:span><text:span text:style-name="T24">nome[64]</text:span><text:span text:style-name="T22"> </text:span><text:span text:style-name="T24">=</text:span><text:span text:style-name="T22"> </text:span><text:span text:style-name="T24">"Fernando";</text:span></text:p>
      <text:p text:style-name="Texto_20_sem_20_formatação"><text:span text:style-name="T22"><text:s text:c="3"/></text:span><text:span text:style-name="T25">strncat</text:span><text:span text:style-name="T23">(nome,</text:span><text:span text:style-name="T22"> </text:span><text:span text:style-name="T24">"</text:span><text:span text:style-name="T22"> </text:span><text:span text:style-name="T24">e</text:span><text:span text:style-name="T22"> </text:span><text:span text:style-name="T24">Rute",</text:span><text:span text:style-name="T22"> </text:span><text:span text:style-name="T24">8);</text:span></text:p>
      <text:p text:style-name="Texto_20_sem_20_formatação"><text:span text:style-name="T22"><text:s text:c="3"/></text:span><text:span text:style-name="T23">printf("Você</text:span><text:span text:style-name="T22"> </text:span><text:span text:style-name="T24">votou</text:span><text:span text:style-name="T22"> </text:span><text:span text:style-name="T24">em</text:span><text:span text:style-name="T22"> </text:span><text:span text:style-name="T24">%s?\n",</text:span><text:span text:style-name="T22"> </text:span><text:span text:style-name="T24">nome);</text:span></text:p>
      <text:p text:style-name="P2">}</text:p>
      <text:p text:style-name="Standard"><text:span text:style-name="T8">//</text:span><text:span text:style-name="T8"> </text:span><text:span text:style-name="T7">Comparando</text:span><text:span text:style-name="T7"> </text:span><text:span text:style-name="T5">duas</text:span><text:span text:style-name="T7"> </text:span><text:span text:style-name="T5">strings</text:span><text:span text:style-name="T13"> </text:span><text:span text:style-name="T15">(compara1.c)</text:span></text:p>
      <text:p text:style-name="Texto_20_sem_20_formatação"><text:span text:style-name="T18">#include</text:span><text:span text:style-name="T19"> </text:span><text:span text:style-name="T20">&lt;stdio.h&gt;</text:span></text:p>
      <text:p text:style-name="Texto_20_sem_20_formatação"><text:span text:style-name="T18">#include</text:span><text:span text:style-name="T19"> </text:span><text:span text:style-name="T20">&lt;string.h&gt;</text:span></text:p>
      <text:p text:style-name="P2"/>
      <text:p text:style-name="Texto_20_sem_20_formatação"><text:span text:style-name="T18">void</text:span><text:span text:style-name="T19"> </text:span><text:span text:style-name="T20">main(void)</text:span></text:p>
      <text:p text:style-name="P2">{</text:p>
      <text:p text:style-name="Texto_20_sem_20_formatação"><text:span text:style-name="T19"><text:s text:c="3"/></text:span><text:span text:style-name="T23">printf("Comparando</text:span><text:span text:style-name="T22"> </text:span><text:span text:style-name="T24">Abc</text:span><text:span text:style-name="T22"> </text:span><text:span text:style-name="T24">com</text:span><text:span text:style-name="T22"> </text:span><text:span text:style-name="T24">Abc</text:span><text:span text:style-name="T22"> </text:span><text:span text:style-name="T24">%d\n",</text:span><text:span text:style-name="T22"> </text:span><text:span text:style-name="T25">strcmp</text:span><text:span text:style-name="T23">("Abc",</text:span><text:span text:style-name="T22"> </text:span><text:span text:style-name="T24">"Abc"));</text:span></text:p>
      <text:p text:style-name="Texto_20_sem_20_formatação"><text:span text:style-name="T22"><text:s text:c="3"/></text:span><text:span text:style-name="T23">printf("Comparando</text:span><text:span text:style-name="T22"> </text:span><text:span text:style-name="T24">abc</text:span><text:span text:style-name="T22"> </text:span><text:span text:style-name="T24">com</text:span><text:span text:style-name="T22"> </text:span><text:span text:style-name="T24">Abc</text:span><text:span text:style-name="T22"> </text:span><text:span text:style-name="T24">%d\n",</text:span><text:span text:style-name="T22"> </text:span><text:span text:style-name="T24">strcmp("abc",</text:span><text:span text:style-name="T22"> </text:span><text:span text:style-name="T24">"Abc"));</text:span></text:p>
      <text:p text:style-name="Texto_20_sem_20_formatação"><text:span text:style-name="T22"><text:s text:c="3"/></text:span><text:span text:style-name="T23">printf("Comparando</text:span><text:span text:style-name="T22"> </text:span><text:span text:style-name="T24">abcd</text:span><text:span text:style-name="T22"> </text:span><text:span text:style-name="T24">com</text:span><text:span text:style-name="T22"> </text:span><text:span text:style-name="T24">abc</text:span><text:span text:style-name="T22"> </text:span><text:span text:style-name="T24">%d\n",</text:span><text:span text:style-name="T22"> </text:span><text:span text:style-name="T24">strcmp("abcd",</text:span><text:span text:style-name="T22"> </text:span><text:span text:style-name="T24">"abc"));</text:span></text:p>
      <text:p text:style-name="Texto_20_sem_20_formatação"><text:span text:style-name="T22"><text:s text:c="3"/></text:span><text:span text:style-name="T23">printf("Comparando</text:span><text:span text:style-name="T22"> </text:span><text:span text:style-name="T24">abcd</text:span><text:span text:style-name="T22"> </text:span><text:span text:style-name="T24">com</text:span><text:span text:style-name="T22"> </text:span><text:span text:style-name="T24">abce</text:span><text:span text:style-name="T22"> </text:span><text:span text:style-name="T24">%d\n",</text:span><text:span text:style-name="T22"> </text:span><text:span text:style-name="T24">strcmp("abcd",</text:span><text:span text:style-name="T22"> </text:span><text:span text:style-name="T24">"abce"));</text:span></text:p>
      <text:p text:style-name="P3">}</text:p>
      <text:p text:style-name="Standard"><text:span text:style-name="T8">//</text:span><text:span text:style-name="T8"> </text:span><text:span text:style-name="T9">Comparando</text:span><text:span text:style-name="T8"> </text:span><text:span text:style-name="T9">os</text:span><text:span text:style-name="T8"> </text:span><text:span text:style-name="T9">primeiros</text:span><text:span text:style-name="T8"> </text:span><text:span text:style-name="T9">n</text:span><text:span text:style-name="T8"> </text:span><text:span text:style-name="T9">caracteres</text:span><text:span text:style-name="T8"> </text:span><text:span text:style-name="T9">de</text:span><text:span text:style-name="T8"> </text:span><text:span text:style-name="T9">duas</text:span><text:span text:style-name="T8"> </text:span><text:span text:style-name="T9">strings</text:span><text:span text:style-name="T16"> </text:span><text:span text:style-name="T17">(compara2.c)</text:span></text:p>
      <text:p text:style-name="Texto_20_sem_20_formatação"><text:span text:style-name="T18">#include</text:span><text:span text:style-name="T19"> </text:span><text:span text:style-name="T20">&lt;stdio.h&gt;</text:span></text:p>
      <text:p text:style-name="Texto_20_sem_20_formatação"><text:span text:style-name="T18">#include</text:span><text:span text:style-name="T19"> </text:span><text:span text:style-name="T20">&lt;string.h&gt;</text:span></text:p>
      <text:p text:style-name="P2"/>
      <text:p text:style-name="Texto_20_sem_20_formatação"><text:span text:style-name="T18">void</text:span><text:span text:style-name="T19"> </text:span><text:span text:style-name="T20">main(void)</text:span></text:p>
      <text:p text:style-name="P2">{</text:p>
      <text:p text:style-name="Texto_20_sem_20_formatação"><text:span text:style-name="T19"><text:s text:c="3"/></text:span><text:span text:style-name="T23">printf("Comparando</text:span><text:span text:style-name="T22"> </text:span><text:span text:style-name="T24">3</text:span><text:span text:style-name="T22"> </text:span><text:span text:style-name="T24">letras</text:span><text:span text:style-name="T22"> </text:span><text:span text:style-name="T24">Abc</text:span><text:span text:style-name="T22"> </text:span><text:span text:style-name="T24">com</text:span><text:span text:style-name="T22"> </text:span><text:span text:style-name="T24">Abc</text:span><text:span text:style-name="T22"> </text:span><text:span text:style-name="T24">%d\n",</text:span></text:p>
      <text:p text:style-name="Texto_20_sem_20_formatação"><text:span text:style-name="T22"><text:s text:c="6"/></text:span><text:span text:style-name="T21">strncmp</text:span><text:span text:style-name="T18">("Abc",</text:span><text:span text:style-name="T19"> </text:span><text:span text:style-name="T20">"Abc",</text:span><text:span text:style-name="T19"> </text:span><text:span text:style-name="T20">3));</text:span></text:p>
      <text:p text:style-name="Texto_20_sem_20_formatação"><text:span text:style-name="T19"><text:s text:c="3"/></text:span><text:span text:style-name="T23">printf("Comparando</text:span><text:span text:style-name="T22"> </text:span><text:span text:style-name="T24">3</text:span><text:span text:style-name="T22"> </text:span><text:span text:style-name="T24">letras</text:span><text:span text:style-name="T22"> </text:span><text:span text:style-name="T24">abc</text:span><text:span text:style-name="T22"> </text:span><text:span text:style-name="T24">com</text:span><text:span text:style-name="T22"> </text:span><text:span text:style-name="T24">Abc</text:span><text:span text:style-name="T22"> </text:span><text:span text:style-name="T24">%d\n",</text:span></text:p>
      <text:p text:style-name="Texto_20_sem_20_formatação"><text:span text:style-name="T22"><text:s text:c="6"/></text:span><text:span text:style-name="T18">strncmp("abc",</text:span><text:span text:style-name="T19"> </text:span><text:span text:style-name="T20">"Abc",</text:span><text:span text:style-name="T19"> </text:span><text:span text:style-name="T20">3));</text:span></text:p>
      <text:p text:style-name="Texto_20_sem_20_formatação"><text:span text:style-name="T19"><text:s text:c="3"/></text:span><text:span text:style-name="T23">printf("Comparando</text:span><text:span text:style-name="T22"> </text:span><text:span text:style-name="T24">3</text:span><text:span text:style-name="T22"> </text:span><text:span text:style-name="T24">letras</text:span><text:span text:style-name="T22"> </text:span><text:span text:style-name="T24">abcd</text:span><text:span text:style-name="T22"> </text:span><text:span text:style-name="T24">com</text:span><text:span text:style-name="T22"> </text:span><text:span text:style-name="T24">abc</text:span><text:span text:style-name="T22"> </text:span><text:span text:style-name="T24">%d\n",</text:span></text:p>
      <text:p text:style-name="Texto_20_sem_20_formatação"><text:span text:style-name="T22"><text:s text:c="6"/></text:span><text:span text:style-name="T18">strncmp("abcd",</text:span><text:span text:style-name="T19"> </text:span><text:span text:style-name="T20">"abc",</text:span><text:span text:style-name="T19"> </text:span><text:span text:style-name="T20">3));</text:span></text:p>
      <text:p text:style-name="Texto_20_sem_20_formatação"><text:span text:style-name="T19"><text:s text:c="3"/></text:span><text:span text:style-name="T23">printf("Comparando</text:span><text:span text:style-name="T22"> </text:span><text:span text:style-name="T24">5</text:span><text:span text:style-name="T22"> </text:span><text:span text:style-name="T24">letras</text:span><text:span text:style-name="T22"> </text:span><text:span text:style-name="T24">Abc</text:span><text:span text:style-name="T22"> </text:span><text:span text:style-name="T24">com</text:span><text:span text:style-name="T22"> </text:span><text:span text:style-name="T24">Abcd</text:span><text:span text:style-name="T22"> </text:span><text:span text:style-name="T24">%d\n",</text:span></text:p>
      <text:p text:style-name="Texto_20_sem_20_formatação"><text:span text:style-name="T22"><text:s text:c="6"/></text:span><text:span text:style-name="T18">strncmp("Abc",</text:span><text:span text:style-name="T19"> </text:span><text:span text:style-name="T20">"Abcd",</text:span><text:span text:style-name="T19"> </text:span><text:span text:style-name="T20">5));</text:span></text:p>
      <text:p text:style-name="P3">}</text:p>
      <text:p text:style-name="P6"><text:span text:style-name="T8">//</text:span><text:span text:style-name="T8"> </text:span><text:span text:style-name="T9">Convertendo</text:span><text:span text:style-name="T8"> </text:span><text:span text:style-name="T9">a</text:span><text:span text:style-name="T8"> </text:span><text:span text:style-name="T9">representação</text:span><text:span text:style-name="T8"> </text:span><text:span text:style-name="T9">em</text:span><text:span text:style-name="T8"> </text:span><text:span text:style-name="T9">string</text:span><text:span text:style-name="T8"> </text:span><text:span text:style-name="T9">de</text:span><text:span text:style-name="T8"> </text:span><text:span text:style-name="T9">caracteres</text:span><text:span text:style-name="T8"> </text:span><text:span text:style-name="T9">de</text:span><text:span text:style-name="T8"> </text:span><text:span text:style-name="T9">um</text:span><text:span text:style-name="T8"> </text:span><text:span text:style-name="T9">número</text:span><text:span text:style-name="T16"> </text:span><text:span text:style-name="T17">(converte.c)</text:span></text:p>
      <text:p text:style-name="Texto_20_sem_20_formatação"><text:span text:style-name="T18">#include</text:span><text:span text:style-name="T19"> </text:span><text:span text:style-name="T20">&lt;stdio.h&gt;</text:span></text:p>
      <text:p text:style-name="Texto_20_sem_20_formatação"><text:span text:style-name="T18">#include</text:span><text:span text:style-name="T19"> </text:span><text:span text:style-name="T20">&lt;stdlib.h&gt;</text:span></text:p>
      <text:p text:style-name="P2"/>
      <text:p text:style-name="Texto_20_sem_20_formatação"><text:span text:style-name="T18">void</text:span><text:span text:style-name="T19"> </text:span><text:span text:style-name="T20">main(void)</text:span></text:p>
      <text:p text:style-name="P2">{</text:p>
      <text:p text:style-name="Texto_20_sem_20_formatação"><text:span text:style-name="T19"><text:s text:c="3"/></text:span><text:span text:style-name="T18">int</text:span><text:span text:style-name="T19"> </text:span><text:span text:style-name="T20">int_result;</text:span></text:p>
      <text:p text:style-name="Texto_20_sem_20_formatação"><text:span text:style-name="T19"><text:s text:c="3"/></text:span><text:span text:style-name="T18">float</text:span><text:span text:style-name="T19"> </text:span><text:span text:style-name="T20">float_result;</text:span></text:p>
      <text:p text:style-name="Texto_20_sem_20_formatação"><text:span text:style-name="T19"><text:s text:c="3"/></text:span><text:span text:style-name="T18">long</text:span><text:span text:style-name="T19"> </text:span><text:span text:style-name="T20">long_result;</text:span></text:p>
      <text:p text:style-name="P2"/>
      <text:p text:style-name="Texto_20_sem_20_formatação"><text:span text:style-name="T19"><text:s text:c="3"/></text:span><text:span text:style-name="T18">int_result</text:span><text:span text:style-name="T19"> </text:span><text:span text:style-name="T20">=</text:span><text:span text:style-name="T19"> </text:span><text:span text:style-name="T21">atoi</text:span><text:span text:style-name="T18">("1234");</text:span></text:p>
      <text:p text:style-name="Texto_20_sem_20_formatação"><text:span text:style-name="T19"><text:s text:c="3"/></text:span><text:span text:style-name="T18">float_result</text:span><text:span text:style-name="T19"> </text:span><text:span text:style-name="T20">=</text:span><text:span text:style-name="T19"> </text:span><text:span text:style-name="T21">atof</text:span><text:span text:style-name="T18">("12345.678");</text:span></text:p>
      <text:p text:style-name="Texto_20_sem_20_formatação"><text:span text:style-name="T19"><text:s text:c="3"/></text:span><text:span text:style-name="T18">long_result</text:span><text:span text:style-name="T19"> </text:span><text:span text:style-name="T20">=</text:span><text:span text:style-name="T19"> </text:span><text:span text:style-name="T21">atol</text:span><text:span text:style-name="T18">("1234567L");</text:span></text:p>
      <text:p text:style-name="P2"/>
      <text:p text:style-name="Texto_20_sem_20_formatação"><text:span text:style-name="T19"><text:s text:c="3"/></text:span><text:span text:style-name="T18">printf("%d</text:span><text:span text:style-name="T19"> </text:span><text:span text:style-name="T20">%f</text:span><text:span text:style-name="T19"> </text:span><text:span text:style-name="T20">%ld\n",</text:span><text:span text:style-name="T19"> </text:span><text:span text:style-name="T20">int_result,</text:span><text:span text:style-name="T19"> </text:span><text:span text:style-name="T20">float_result,</text:span><text:span text:style-name="T19"> </text:span><text:span text:style-name="T20">long_result);</text:span></text:p>
      <text:p text:style-name="P3">}</text:p>
      <text:p text:style-name="Standard"><text:span text:style-name="T8">//</text:span><text:span text:style-name="T8"> </text:span><text:span text:style-name="T9">Localizando</text:span><text:span text:style-name="T8"> </text:span><text:span text:style-name="T9">uma</text:span><text:span text:style-name="T8"> </text:span><text:span text:style-name="T9">substring</text:span><text:span text:style-name="T8"> </text:span><text:span text:style-name="T9">dentro</text:span><text:span text:style-name="T8"> </text:span><text:span text:style-name="T9">de</text:span><text:span text:style-name="T8"> </text:span><text:span text:style-name="T9">uma</text:span><text:span text:style-name="T8"> </text:span><text:span text:style-name="T9">string</text:span><text:span text:style-name="T16"> </text:span><text:span text:style-name="T17">(localiza.c)</text:span></text:p>
      <text:p text:style-name="Texto_20_sem_20_formatação"><text:span text:style-name="T18">#include</text:span><text:span text:style-name="T19"> </text:span><text:span text:style-name="T20">&lt;stdio.h&gt;</text:span></text:p>
      <text:p text:style-name="Texto_20_sem_20_formatação"><text:span text:style-name="T18">#include</text:span><text:span text:style-name="T19"> </text:span><text:span text:style-name="T20">&lt;string.h&gt;</text:span></text:p>
      <text:p text:style-name="P2"/>
      <text:p text:style-name="Texto_20_sem_20_formatação"><text:span text:style-name="T18">void</text:span><text:span text:style-name="T19"> </text:span><text:span text:style-name="T20">main(void)</text:span></text:p>
      <text:p text:style-name="P3">{</text:p>
      <text:p text:style-name="Texto_20_sem_20_formatação"><text:span text:style-name="T22"><text:s text:c="3"/></text:span><text:span text:style-name="T23">printf("Procurando</text:span><text:span text:style-name="T22"> </text:span><text:span text:style-name="T24">Abc</text:span><text:span text:style-name="T22"> </text:span><text:span text:style-name="T24">em</text:span><text:span text:style-name="T22"> </text:span><text:span text:style-name="T24">AbcDef</text:span><text:span text:style-name="T22"> </text:span><text:span text:style-name="T24">%s\n",</text:span></text:p>
      <text:p text:style-name="Texto_20_sem_20_formatação"><text:span text:style-name="T22"><text:s text:c="4"/></text:span><text:span text:style-name="T18">(</text:span><text:span text:style-name="T21">strstr</text:span><text:span text:style-name="T18">("AbcDef",</text:span><text:span text:style-name="T19"> </text:span><text:span text:style-name="T20">"Abc"))</text:span><text:span text:style-name="T19"> </text:span><text:span text:style-name="T20">?</text:span><text:span text:style-name="T19"> </text:span><text:span text:style-name="T23">"Encontrado"</text:span><text:span text:style-name="T22"> </text:span><text:span text:style-name="T24">:</text:span><text:span text:style-name="T22"> </text:span><text:span text:style-name="T24">"Não</text:span><text:span text:style-name="T22"> </text:span><text:span text:style-name="T24">encontrado");</text:span></text:p>
      <text:p text:style-name="Texto_20_sem_20_formatação"><text:span text:style-name="T22"><text:s text:c="3"/></text:span><text:span text:style-name="T23">printf("Procurando</text:span><text:span text:style-name="T22"> </text:span><text:span text:style-name="T24">Abc</text:span><text:span text:style-name="T22"> </text:span><text:span text:style-name="T24">em</text:span><text:span text:style-name="T22"> </text:span><text:span text:style-name="T24">abcDef</text:span><text:span text:style-name="T22"> </text:span><text:span text:style-name="T24">%s\n",</text:span></text:p>
      <text:p text:style-name="Texto_20_sem_20_formatação"><text:span text:style-name="T22"><text:s text:c="4"/></text:span><text:span text:style-name="T18">(strstr("abcDef",</text:span><text:span text:style-name="T19"> </text:span><text:span text:style-name="T20">"Abc"))</text:span><text:span text:style-name="T19"> </text:span><text:span text:style-name="T20">?</text:span><text:span text:style-name="T19"> </text:span><text:span text:style-name="T23">"Encontrado"</text:span><text:span text:style-name="T22"> </text:span><text:span text:style-name="T24">:</text:span><text:span text:style-name="T22"> </text:span><text:span text:style-name="T24">"Não</text:span><text:span text:style-name="T22"> </text:span><text:span text:style-name="T24">encontrado");</text:span></text:p>
      <text:p text:style-name="Texto_20_sem_20_formatação"><text:span text:style-name="T22"><text:s text:c="3"/></text:span><text:span text:style-name="T23">printf("Procurando</text:span><text:span text:style-name="T22"> </text:span><text:span text:style-name="T24">Abc</text:span><text:span text:style-name="T22"> </text:span><text:span text:style-name="T24">em</text:span><text:span text:style-name="T22"> </text:span><text:span text:style-name="T24">AbcAbc</text:span><text:span text:style-name="T22"> </text:span><text:span text:style-name="T24">%s\n",</text:span></text:p>
      <text:p text:style-name="Texto_20_sem_20_formatação"><text:span text:style-name="T22"><text:s text:c="4"/></text:span><text:span text:style-name="T18">(strstr("AbcAbc",</text:span><text:span text:style-name="T19"> </text:span><text:span text:style-name="T20">"Abc"))</text:span><text:span text:style-name="T19"> </text:span><text:span text:style-name="T20">?</text:span><text:span text:style-name="T19"> </text:span><text:span text:style-name="T23">"Encontrado"</text:span><text:span text:style-name="T22"> </text:span><text:span text:style-name="T24">:</text:span><text:span text:style-name="T22"> </text:span><text:span text:style-name="T24">"Não</text:span><text:span text:style-name="T22"> </text:span><text:span text:style-name="T24">encontrado");</text:span></text:p>
      <text:p text:style-name="P3">}</text:p>
      <text:p text:style-name="Standard"><text:span text:style-name="T8">//</text:span><text:span text:style-name="T8"> </text:span><text:span text:style-name="T9">Determinando</text:span><text:span text:style-name="T8"> </text:span><text:span text:style-name="T9">o</text:span><text:span text:style-name="T8"> </text:span><text:span text:style-name="T9">que</text:span><text:span text:style-name="T8"> </text:span><text:span text:style-name="T9">é</text:span><text:span text:style-name="T8"> </text:span><text:span text:style-name="T9">um</text:span><text:span text:style-name="T8"> </text:span><text:span text:style-name="T9">caractere</text:span></text:p>
      <text:p text:style-name="P12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7">Função</text:p>
          </table:table-cell>
          <table:table-cell table:style-name="Tabela2.A1" office:value-type="string">
            <text:p text:style-name="P8"><text:span text:style-name="T32">O</text:span><text:span text:style-name="T33"> </text:span>que<text:span text:style-name="T33"> </text:span>realiza<text:span text:style-name="T33"> </text:span>?</text:p>
          </table:table-cell>
        </table:table-row>
        <table:table-row table:style-name="Tabela2.1">
          <table:table-cell table:style-name="Tabela2.A2" office:value-type="string">
            <text:p text:style-name="P9">isalnum(x)</text:p>
          </table:table-cell>
          <table:table-cell table:style-name="Tabela2.A2" office:value-type="string">
            <text:p text:style-name="P10"><text:span text:style-name="T32">determina</text:span><text:span text:style-name="T33"> </text:span>se<text:span text:style-name="T33"> </text:span>x<text:span text:style-name="T33"> </text:span>é<text:span text:style-name="T33"> </text:span>alfanumérico</text:p>
          </table:table-cell>
        </table:table-row>
        <table:table-row table:style-name="Tabela2.1">
          <table:table-cell table:style-name="Tabela2.A3" office:value-type="string">
            <text:p text:style-name="P10">isalpha(x)</text:p>
          </table:table-cell>
          <table:table-cell table:style-name="Tabela2.A3" office:value-type="string">
            <text:p text:style-name="P10">determina<text:span text:style-name="T33"> </text:span>se<text:span text:style-name="T33"> </text:span>x<text:span text:style-name="T33"> </text:span>é<text:span text:style-name="T33"> </text:span>uma<text:span text:style-name="T33"> </text:span>letra</text:p>
          </table:table-cell>
        </table:table-row>
        <table:table-row table:style-name="Tabela2.1">
          <table:table-cell table:style-name="Tabela2.A3" office:value-type="string">
            <text:p text:style-name="P10">isascii(x)</text:p>
          </table:table-cell>
          <table:table-cell table:style-name="Tabela2.A3" office:value-type="string">
            <text:p text:style-name="P10">determina<text:span text:style-name="T33"> </text:span>se<text:span text:style-name="T33"> </text:span>x<text:span text:style-name="T33"> </text:span>é<text:span text:style-name="T33"> </text:span>um<text:span text:style-name="T33"> </text:span>valor<text:span text:style-name="T33"> </text:span>ASCII</text:p>
          </table:table-cell>
        </table:table-row>
        <table:table-row table:style-name="Tabela2.1">
          <table:table-cell table:style-name="Tabela2.A3" office:value-type="string">
            <text:p text:style-name="P10">isdigit(x)</text:p>
          </table:table-cell>
          <table:table-cell table:style-name="Tabela2.A3" office:value-type="string">
            <text:p text:style-name="P10">determina<text:span text:style-name="T33"> </text:span>se<text:span text:style-name="T33"> </text:span>x<text:span text:style-name="T33"> </text:span>é<text:span text:style-name="T33"> </text:span>um<text:span text:style-name="T33"> </text:span>dígito<text:span text:style-name="T33"> </text:span>(0<text:span text:style-name="T33"> </text:span>a<text:span text:style-name="T33"> </text:span>9)</text:p>
          </table:table-cell>
        </table:table-row>
        <table:table-row table:style-name="Tabela2.1">
          <table:table-cell table:style-name="Tabela2.A3" office:value-type="string">
            <text:p text:style-name="P10">isgraph(x)</text:p>
          </table:table-cell>
          <table:table-cell table:style-name="Tabela2.A3" office:value-type="string">
            <text:p text:style-name="P10">determina<text:span text:style-name="T33"> </text:span>se<text:span text:style-name="T33"> </text:span>x<text:span text:style-name="T33"> </text:span>é<text:span text:style-name="T33"> </text:span>um<text:span text:style-name="T33"> </text:span>caracter<text:span text:style-name="T33"> </text:span>gráfico</text:p>
          </table:table-cell>
        </table:table-row>
        <table:table-row table:style-name="Tabela2.1">
          <table:table-cell table:style-name="Tabela2.A3" office:value-type="string">
            <text:p text:style-name="P10">isupper(x)</text:p>
          </table:table-cell>
          <table:table-cell table:style-name="Tabela2.A3" office:value-type="string">
            <text:p text:style-name="P10">determina<text:span text:style-name="T33"> </text:span>se<text:span text:style-name="T33"> </text:span>x<text:span text:style-name="T33"> </text:span>é<text:span text:style-name="T33"> </text:span>maiúsculo</text:p>
          </table:table-cell>
        </table:table-row>
        <table:table-row table:style-name="Tabela2.1">
          <table:table-cell table:style-name="Tabela2.A8" office:value-type="string">
            <text:p text:style-name="P10">islower(x)</text:p>
          </table:table-cell>
          <table:table-cell table:style-name="Tabela2.A8" office:value-type="string">
            <text:p text:style-name="P10">determina<text:span text:style-name="T33"> </text:span>se<text:span text:style-name="T33"> </text:span>x<text:span text:style-name="T33"> </text:span>é<text:span text:style-name="T33"> </text:span>minúsculo</text:p>
          </table:table-cell>
        </table:table-row>
      </table:table>
      <text:p text:style-name="Standard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4"><text:span text:style-name="T23">islower(x)determina</text:span><text:span text:style-name="T22"> </text:span><text:span text:style-name="T24">se</text:span><text:span text:style-name="T22"> </text:span><text:span text:style-name="T24">x</text:span><text:span text:style-name="T22"> </text:span><text:span text:style-name="T24">é</text:span><text:span text:style-name="T22"> </text:span><text:span text:style-name="T24">minúsculo</text:span></text:p>
          </table:table-cell>
        </table:table-row>
      </table:table>
      <text:p text:style-name="P6"><text:span text:style-name="T7">//</text:span><text:span text:style-name="T7"> </text:span><text:span text:style-name="T5">Usando</text:span><text:span text:style-name="T7"> </text:span><text:span text:style-name="T5">strtok</text:span><text:span text:style-name="T13"> </text:span><text:span text:style-name="T15">(token.c)</text:span></text:p>
      <text:p text:style-name="Standard"><text:span text:style-name="T18">#include</text:span><text:span text:style-name="T19"> </text:span><text:span text:style-name="T20">&lt;iostream&gt;</text:span></text:p>
      <text:p text:style-name="P5"/>
      <text:p text:style-name="Standard"><text:span text:style-name="T18">using</text:span><text:span text:style-name="T19"> </text:span><text:span text:style-name="T20">std::cout;</text:span></text:p>
      <text:p text:style-name="Standard"><text:span text:style-name="T18">using</text:span><text:span text:style-name="T19"> </text:span><text:span text:style-name="T20">std::endl;</text:span></text:p>
      <text:p text:style-name="P5"/>
      <text:p text:style-name="Standard"><text:span text:style-name="T18">#include</text:span><text:span text:style-name="T19"> </text:span><text:span text:style-name="T20">&lt;cstring&gt;</text:span></text:p>
      <text:p text:style-name="P5"/>
      <text:p text:style-name="Standard"><text:span text:style-name="T18">int</text:span><text:span text:style-name="T19"> </text:span><text:span text:style-name="T20">main()</text:span></text:p>
      <text:p text:style-name="P5">{</text:p>
      <text:p text:style-name="Standard"><text:span text:style-name="T19"><text:s text:c="3"/></text:span><text:span text:style-name="T18">char</text:span><text:span text:style-name="T19"> </text:span><text:span text:style-name="T20">string[]</text:span><text:span text:style-name="T19"> </text:span><text:span text:style-name="T20">=</text:span><text:span text:style-name="T19"> </text:span><text:span text:style-name="T20">"Esta</text:span><text:span text:style-name="T19"> </text:span><text:span text:style-name="T20">frase</text:span><text:span text:style-name="T19"> </text:span><text:span text:style-name="T20">possui</text:span><text:span text:style-name="T19"> </text:span><text:span text:style-name="T20">7</text:span><text:span text:style-name="T19"> </text:span><text:span text:style-name="T20">unidades</text:span><text:span text:style-name="T19"> </text:span><text:span text:style-name="T20">léxicas</text:span><text:span text:style-name="T19"> </text:span><text:span text:style-name="T20">(tokens)";</text:span></text:p>
      <text:p text:style-name="Standard"><text:span text:style-name="T19"><text:s text:c="3"/></text:span><text:span text:style-name="T18">char</text:span><text:span text:style-name="T19"> </text:span><text:span text:style-name="T20">*tokenPtr;</text:span></text:p>
      <text:p text:style-name="P5"/>
      <text:p text:style-name="Standard"><text:span text:style-name="T19"><text:s text:c="3"/></text:span><text:span text:style-name="T18">cout</text:span><text:span text:style-name="T19"> </text:span><text:span text:style-name="T20">&lt;&lt;</text:span><text:span text:style-name="T19"> </text:span><text:span text:style-name="T20">"A</text:span><text:span text:style-name="T19"> </text:span><text:span text:style-name="T20">string</text:span><text:span text:style-name="T19"> </text:span><text:span text:style-name="T20">que</text:span><text:span text:style-name="T19"> </text:span><text:span text:style-name="T20">vai</text:span><text:span text:style-name="T19"> </text:span><text:span text:style-name="T20">ser</text:span><text:span text:style-name="T19"> </text:span><text:span text:style-name="T20">dividida</text:span><text:span text:style-name="T19"> </text:span><text:span text:style-name="T20">é:\n"</text:span><text:span text:style-name="T19"> </text:span><text:span text:style-name="T20">&lt;&lt;</text:span><text:span text:style-name="T19"> </text:span><text:span text:style-name="T20">string</text:span></text:p>
      <text:p text:style-name="Standard"><text:span text:style-name="T19"><text:s text:c="8"/></text:span><text:span text:style-name="T18">&lt;&lt;</text:span><text:span text:style-name="T19"> </text:span><text:span text:style-name="T20">"\n\nOs</text:span><text:span text:style-name="T19"> </text:span><text:span text:style-name="T20">tokens</text:span><text:span text:style-name="T19"> </text:span><text:span text:style-name="T20">são:\n";</text:span></text:p>
      <text:p text:style-name="P5"/>
      <text:p text:style-name="Standard"><text:span text:style-name="T19"><text:s text:c="3"/></text:span><text:span text:style-name="T18">tokenPtr</text:span><text:span text:style-name="T19"> </text:span><text:span text:style-name="T20">=</text:span><text:span text:style-name="T19"> </text:span><text:span text:style-name="T21">strtok</text:span><text:span text:style-name="T18">(</text:span><text:span text:style-name="T19"> </text:span><text:span text:style-name="T20">string,</text:span><text:span text:style-name="T19"> </text:span><text:span text:style-name="T20">"</text:span><text:span text:style-name="T19"> </text:span><text:span text:style-name="T20">"</text:span><text:span text:style-name="T19"> </text:span><text:span text:style-name="T20">);</text:span></text:p>
      <text:p text:style-name="P5"/>
      <text:p text:style-name="Standard"><text:span text:style-name="T19"><text:s text:c="3"/></text:span><text:span text:style-name="T18">while</text:span><text:span text:style-name="T19"> </text:span><text:span text:style-name="T20">(</text:span><text:span text:style-name="T19"> </text:span><text:span text:style-name="T20">tokenPtr</text:span><text:span text:style-name="T19"> </text:span><text:span text:style-name="T20">!=</text:span><text:span text:style-name="T19"> </text:span><text:span text:style-name="T20">NULL</text:span><text:span text:style-name="T19"> </text:span><text:span text:style-name="T20">)</text:span></text:p>
      <text:p text:style-name="Standard"><text:span text:style-name="T19"><text:s text:c="3"/></text:span><text:span text:style-name="T18">{</text:span></text:p>
      <text:p text:style-name="Standard"><text:span text:style-name="T19"><text:s text:c="6"/></text:span><text:span text:style-name="T18">cout</text:span><text:span text:style-name="T19"> </text:span><text:span text:style-name="T20">&lt;&lt;</text:span><text:span text:style-name="T19"> </text:span><text:span text:style-name="T20">tokenPtr</text:span><text:span text:style-name="T19"> </text:span><text:span text:style-name="T20">&lt;&lt;</text:span><text:span text:style-name="T19"> </text:span><text:span text:style-name="T20">'\n';</text:span></text:p>
      <text:p text:style-name="Standard"><text:span text:style-name="T19"><text:s text:c="6"/></text:span><text:span text:style-name="T18">tokenPtr</text:span><text:span text:style-name="T19"> </text:span><text:span text:style-name="T20">=</text:span><text:span text:style-name="T19"> </text:span><text:span text:style-name="T20">strtok(</text:span><text:span text:style-name="T19"> </text:span><text:span text:style-name="T20">NULL,</text:span><text:span text:style-name="T19"> </text:span><text:span text:style-name="T20">"</text:span><text:span text:style-name="T19"> </text:span><text:span text:style-name="T20">"</text:span><text:span text:style-name="T19"> </text:span><text:span text:style-name="T20">);</text:span></text:p>
      <text:p text:style-name="Standard"><text:span text:style-name="T19"><text:s text:c="3"/></text:span><text:span text:style-name="T18">}</text:span></text:p>
      <text:p text:style-name="P5"/>
      <text:p text:style-name="Standard"><text:span text:style-name="T19"><text:s text:c="3"/></text:span><text:span text:style-name="T18">return</text:span><text:span text:style-name="T19"> </text:span><text:span text:style-name="T20">0;</text:span></text:p>
      <text:p text:style-name="P5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ndale Sans UI1" svg:font-family="'Andale Sans UI', 'Arial Unicode MS'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MS Mincho1" svg:font-family="'MS Mincho', 'ＭＳ 明朝'" style:font-family-generic="roman"/>
    <style:font-face style:name="Arial" svg:font-family="Arial" style:font-family-generic="swiss"/>
    <style:font-face style:name="Andale Sans UI" svg:font-family="'Andale Sans UI', 'Arial Unicode MS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font-name-asian="unifont" style:font-size-asian="10.5pt" style:language-asian="zh" style:country-asian="CN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0pt" fo:language="pt" fo:country="BR" style:font-name-asian="Times New Roman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color="#ff0000" fo:font-size="14pt" fo:font-weight="bold" style:font-size-asian="14pt" style:font-weight-asian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Andale Sans U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Andale Sans U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Andale Sans U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weight="bold" style:font-weight-asian="bold" style:font-size-complex="12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1" fo:font-size="14pt" fo:font-style="italic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apítulo" style:family="paragraph" style:parent-style-name="Standard" style:next-style-name="Text_20_body">
      <style:paragraph-properties fo:margin-top="0.423cm" fo:margin-bottom="0.212cm" fo:keep-with-next="always"/>
      <style:text-properties style:font-name="Arial1" fo:font-size="14pt" style:font-name-asian="Andale Sans UI" style:font-size-asian="14pt" style:font-name-complex="Andale Sans UI" style:font-size-complex="14pt"/>
    </style:style>
    <style:style style:name="Texto_20_sem_20_formatação" style:display-name="Texto sem formatação" style:family="paragraph" style:parent-style-name="Standard">
      <style:text-properties style:font-name="Courier New" style:font-name-complex="Courier New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Subtitle" style:family="paragraph" style:parent-style-name="Capítulo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ítulo_20_da_20_tabela" style:display-name="Título da tabela" style:family="paragraph" style:parent-style-name="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simples" style:display-name="Texto simples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use-window-font-color="true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page-layout style:name="Mpm1">
      <style:page-layout-properties fo:page-width="21.59cm" fo:page-height="27.94cm" style:num-format="1" style:print-orientation="portrait" fo:margin-top="1.27cm" fo:margin-bottom="1.27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31cm" style:dynamic-spacing="true"/>
      </style:header-style>
      <style:footer-style>
        <style:header-footer-properties fo:min-height="1.229cm" fo:margin-left="0cm" fo:margin-right="0cm" fo:margin-top="1.13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C/C++08</text:p>
      </style:header>
      <style:footer>
        <text:p text:style-name="Standard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NTRODUÇÃO A C++</dc:title>
    <meta:initial-creator>Jolbal</meta:initial-creator>
    <meta:creation-date>2006-08-24T11:54:00</meta:creation-date>
    <dc:date>2012-04-14T04:36:07</dc:date>
    <meta:print-date>2113-01-01T00:00:00</meta:print-date>
    <meta:editing-cycles>13</meta:editing-cycles>
    <meta:editing-duration>PT30M57S</meta:editing-duration>
    <meta:generator>LibreOffice/3.4$Unix LibreOffice_project/340m1$Build-302</meta:generator>
    <meta:document-statistic meta:table-count="2" meta:image-count="0" meta:object-count="0" meta:page-count="4" meta:paragraph-count="145" meta:word-count="535" meta:character-count="3775" meta:non-whitespace-character-count="3149"/>
    <meta:user-defined meta:name="Informações 1"/>
    <meta:user-defined meta:name="Informações 2"/>
    <meta:user-defined meta:name="Informações 3"/>
    <meta:user-defined meta:name="Informações 4"/>
  </office:meta>
</office:document-meta>
</file>